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3614A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61.9cm" svg:height="31.8cm" svg:x="-21cm" svg:y="-1.5cm">
          <draw:image xlink:href="Pictures/100000000000078000000438A3614A9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17:32:41.146129472</meta:creation-date>
    <dc:date>2018-11-30T17:34:20.705969233</dc:date>
    <meta:editing-duration>PT1M39S</meta:editing-duration>
    <meta:editing-cycles>2</meta:editing-cycles>
    <meta:generator>LibreOffice/4.3.3.2$Linux_X86_64 LibreOffice_project/430m0$Build-2</meta:generator>
    <meta:document-statistic meta:object-count="1"/>
  </office:meta>
</office:document-meta>
</file>